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8e4" officeooo:paragraph-rsid="001f38e4"/>
    </style:style>
    <style:style style:name="P2" style:family="paragraph" style:parent-style-name="Standard">
      <style:text-properties fo:font-weight="bold" officeooo:rsid="001f38e4" officeooo:paragraph-rsid="001f38e4" style:font-weight-asian="bold" style:font-weight-complex="bold"/>
    </style:style>
    <style:style style:name="P3" style:family="paragraph" style:parent-style-name="Standard">
      <style:text-properties fo:font-weight="bold" officeooo:rsid="00201c47" officeooo:paragraph-rsid="00201c47" style:font-weight-asian="bold" style:font-weight-complex="bold"/>
    </style:style>
    <style:style style:name="P4" style:family="paragraph" style:parent-style-name="Standard">
      <style:text-properties fo:font-weight="bold" officeooo:rsid="00217623" officeooo:paragraph-rsid="00217623" style:font-weight-asian="bold" style:font-weight-complex="bold"/>
    </style:style>
    <style:style style:name="P5" style:family="paragraph" style:parent-style-name="Standard">
      <style:text-properties fo:font-weight="bold" officeooo:rsid="00217623" officeooo:paragraph-rsid="0021ccd1" style:font-weight-asian="bold" style:font-weight-complex="bold"/>
    </style:style>
    <style:style style:name="P6" style:family="paragraph" style:parent-style-name="Standard">
      <style:text-properties officeooo:rsid="00201c47" officeooo:paragraph-rsid="00201c47"/>
    </style:style>
    <style:style style:name="P7" style:family="paragraph" style:parent-style-name="Standard">
      <style:text-properties fo:font-weight="normal" officeooo:rsid="00217623" officeooo:paragraph-rsid="00217623" style:font-weight-asian="normal" style:font-weight-complex="normal"/>
    </style:style>
    <style:style style:name="P8" style:family="paragraph" style:parent-style-name="Standard">
      <style:text-properties fo:font-weight="normal" officeooo:rsid="00201c47" officeooo:paragraph-rsid="00201c47" style:font-weight-asian="normal" style:font-weight-complex="normal"/>
    </style:style>
    <style:style style:name="P9" style:family="paragraph" style:parent-style-name="Standard">
      <style:text-properties fo:font-weight="normal" officeooo:rsid="0021ccd1" officeooo:paragraph-rsid="0021ccd1" style:font-weight-asian="normal" style:font-weight-complex="normal"/>
    </style:style>
    <style:style style:name="P10" style:family="paragraph" style:parent-style-name="Standard">
      <style:text-properties fo:font-weight="normal" officeooo:rsid="00201c47" officeooo:paragraph-rsid="00201c47" style:font-weight-asian="normal" style:font-weight-complex="normal"/>
    </style:style>
    <style:style style:name="P11" style:family="paragraph" style:parent-style-name="Standard">
      <style:text-properties fo:font-weight="normal" officeooo:rsid="0021ccd1" officeooo:paragraph-rsid="00201c47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1ccd1" officeooo:paragraph-rsid="0021ccd1" style:font-weight-asian="normal" style:font-weight-complex="normal"/>
    </style:style>
    <style:style style:name="P13" style:family="paragraph" style:parent-style-name="Standard">
      <style:text-properties fo:font-weight="normal" officeooo:rsid="00217623" officeooo:paragraph-rsid="00217623" style:font-weight-asian="normal" style:font-weight-complex="normal"/>
    </style:style>
    <style:style style:name="P14" style:family="paragraph" style:parent-style-name="Standard">
      <style:text-properties fo:font-weight="bold" officeooo:rsid="00201c47" officeooo:paragraph-rsid="00201c47" style:font-weight-asian="bold" style:font-weight-complex="bold"/>
    </style:style>
    <style:style style:name="P15" style:family="paragraph" style:parent-style-name="Standard">
      <style:text-properties fo:font-weight="bold" officeooo:rsid="0023515a" officeooo:paragraph-rsid="0023515a" style:font-weight-asian="bold" style:font-weight-complex="bold"/>
    </style:style>
    <style:style style:name="T1" style:family="text">
      <style:text-properties officeooo:rsid="00201c4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ccd1" style:font-weight-asian="normal" style:font-weight-complex="normal"/>
    </style:style>
    <style:style style:name="T4" style:family="text">
      <style:text-properties fo:font-weight="normal" officeooo:rsid="0023cd79" style:font-weight-asian="normal" style:font-weight-complex="normal"/>
    </style:style>
    <style:style style:name="T5" style:family="text">
      <style:text-properties officeooo:rsid="002176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Sites de stage et de recherche d’emploi :</text:p>
      <text:p text:style-name="P1"/>
      <text:p text:style-name="P1">- Monster</text:p>
      <text:p text:style-name="P1"/>
      <text:p text:style-name="P1">- PagePersonnel</text:p>
      <text:p text:style-name="P1"/>
      <text:p text:style-name="P1">- Job Rapido</text:p>
      <text:p text:style-name="P1"/>
      <text:p text:style-name="P1">- Indeed</text:p>
      <text:p text:style-name="P1"/>
      <text:p text:style-name="P1">- Apec</text:p>
      <text:p text:style-name="P1"/>
      <text:p text:style-name="P1">- Linkedin</text:p>
      <text:p text:style-name="P1"/>
      <text:p text:style-name="P1"/>
      <text:p text:style-name="P1"/>
      <text:p text:style-name="P2">Les axes :</text:p>
      <text:p text:style-name="P1"/>
      <text:p text:style-name="P1">- Réseau</text:p>
      <text:p text:style-name="P1"/>
      <text:p text:style-name="P1">- VOIP/<text:span text:style-name="T1">Virtualisation</text:span></text:p>
      <text:p text:style-name="P1"/>
      <text:p text:style-name="P1">- Opérateur</text:p>
      <text:p text:style-name="P1"/>
      <text:p text:style-name="P1">- Systèmes Linux et ou Windows</text:p>
      <text:p text:style-name="P1"/>
      <text:p text:style-name="P1">- La sauvegarde / <text:span text:style-name="T1">Cloud</text:span></text:p>
      <text:p text:style-name="P1"/>
      <text:p text:style-name="P1">- programmation / aide gestion de projet</text:p>
      <text:p text:style-name="P1"/>
      <text:p text:style-name="P4"/>
      <text:p text:style-name="P4">Help-desk et systèmes</text:p>
      <text:p text:style-name="P1"/>
      <text:p text:style-name="P3">1. Yacine : <text:span text:style-name="T2"><text:s/>L’administration</text:span> <text:span text:style-name="T2">Windows/Microsoft 365</text:span></text:p>
      <text:p text:style-name="P8"/>
      <text:p text:style-name="P3"><text:span text:style-name="T2">- Secteur : </text:span><text:span text:style-name="T3">Peu importe</text:span></text:p>
      <text:p text:style-name="P11"/>
      <text:p text:style-name="P11">- Compétences : à orienter vers vos aspirations</text:p>
      <text:list xml:id="list4238558540" text:style-name="L1">
        <text:list-item>
          <text:p text:style-name="P12">Maitrise/Bonne connaissance de l’administration Windows </text:p>
        </text:list-item>
        <text:list-item>
          <text:p text:style-name="P12">Adapter votre CV à l’offre </text:p>
        </text:list-item>
      </text:list>
      <text:p text:style-name="P8"/>
      <text:p text:style-name="P3"><text:span text:style-name="T2">- </text:span><text:span text:style-name="T3">Expériences :</text:span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2. Damé<text:span text:style-name="T2"> : Administration Windows</text:span></text:p>
      <text:p text:style-name="P8"><text:soft-page-break/></text:p>
      <text:p text:style-name="P7">Secteur :SSII ( prestataire envoyé vers le client ⇒ externe en mission)</text:p>
      <text:p text:style-name="P8"/>
      <text:p text:style-name="P7">Sociétés : Capgemini, Alten, Atran, </text:p>
      <text:p text:style-name="P8"/>
      <text:p text:style-name="P8"/>
      <text:p text:style-name="P8"/>
      <text:p text:style-name="P3">Sophie <text:span text:style-name="T5">Marie</text:span> : <text:span text:style-name="T2">Assistance aux utilisateurs, administration windows , </text:span><text:span text:style-name="T4">plutard avec évolution du poste ( début N1  après N2 puis N3)</text:span></text:p>
      <text:p text:style-name="P3"><text:span text:style-name="T2"/></text:p>
      <text:p text:style-name="P15"><text:span text:style-name="T4">-S</text:span><text:span text:style-name="T2">ecteur : ESN (Entreprise de service numérique ) , </text:span><text:span text:style-name="T4">Entreprise privée , ou public </text:span></text:p>
      <text:p text:style-name="P15"><text:span text:style-name="T4">- CDD, CDI <text:s/>( site ou hybride)</text:span></text:p>
      <text:p text:style-name="P15"><text:span text:style-name="T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zeddine : <text:span text:style-name="T2">Supervision et stockage</text:span> </text:p>
      <text:p text:style-name="P3"/>
      <text:p text:style-name="P7">- Secteur : SSII : prestataire externe ou interne 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mina : <text:span text:style-name="T2">Paramètrage Parfeu/Réseau</text:span> </text:p>
      <text:p text:style-name="P9">- Secteur : peu importe</text:p>
      <text:p text:style-name="P3"/>
      <text:p text:style-name="P9">- CDD/CDI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Sophie : <text:s/><text:span text:style-name="T2">assistance aux utilisateur</text:span></text:p>
      <text:p text:style-name="P3"><text:soft-page-break/><text:s/></text:p>
      <text:p text:style-name="P7">- Secteur 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1:26:19.530000000</meta:creation-date>
    <dc:date>2022-04-01T14:49:18.887000000</dc:date>
    <meta:editing-duration>PT7M31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3" meta:paragraph-count="35" meta:word-count="182" meta:character-count="1068" meta:non-whitespace-character-count="908"/>
  </office:meta>
</office:document-meta>
</file>